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772in"/>
    </style:style>
    <style:style style:name="co2" style:family="table-column">
      <style:table-column-properties fo:break-before="auto" style:column-width="1.2516in"/>
    </style:style>
    <style:style style:name="co3" style:family="table-column">
      <style:table-column-properties fo:break-before="auto" style:column-width="0.4654in"/>
    </style:style>
    <style:style style:name="co4" style:family="table-column">
      <style:table-column-properties fo:break-before="auto" style:column-width="1.6138in"/>
    </style:style>
    <style:style style:name="co5" style:family="table-column">
      <style:table-column-properties fo:break-before="auto" style:column-width="7.9563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>
            <text:p>value</text:p>
          </table:table-cell>
          <table:table-cell office:value-type="string">
            <text:p>footprint</text:p>
          </table:table-cell>
          <table:table-cell office:value-type="string">
            <text:p>count</text:p>
          </table:table-cell>
          <table:table-cell table:style-name="Default" office:value-type="string">
            <text:p>Digi-key</text:p>
          </table:table-cell>
          <table:table-cell office:value-type="string">
            <text:p>references</text:p>
          </table:table-cell>
        </table:table-row>
        <table:table-row table:style-name="ro1">
          <table:table-cell office:value-type="string">
            <text:p>0.1uf</text:p>
          </table:table-cell>
          <table:table-cell office:value-type="float" office:value="402">
            <text:p>402</text:p>
          </table:table-cell>
          <table:table-cell office:value-type="float" office:value="51">
            <text:p>51</text:p>
          </table:table-cell>
          <table:table-cell office:value-type="string">
            <text:p><text:a xlink:href="http://search.digikey.com/us/en/products/GRM155R61A104KA01D/490-1318-1-ND/587923">490-1318-1-ND</text:a></text:p>
          </table:table-cell>
          <table:table-cell office:value-type="string">
            <text:p>C64 C63 C76 C81 C2 C38 C12 C9 C14 C15 C50 C56 C55 C37 C33 C8 C6 C10 C11 C42 C36 C31 C28 C26 C49 C47 C13 C46 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02">
            <text:p>402</text:p>
          </table:table-cell>
          <table:table-cell office:value-type="float" office:value="41">
            <text:p>41</text:p>
          </table:table-cell>
          <table:table-cell office:value-type="string">
            <text:p><text:a xlink:href="http://search.digikey.com/us/en/products/ERJ-2GEJ201X/P200JCT-ND/146925">P200JCT-ND</text:a></text:p>
          </table:table-cell>
          <table:table-cell office:value-type="string">
            <text:p>R41 R40 R42 R35 R36 R53 R52 R54 R47 R48 R65 R64 R66 R59 R60 R77 R76 R78 R71 R72 R79 R80 </text:p>
          </table:table-cell>
        </table:table-row>
        <table:table-row table:style-name="ro1">
          <table:table-cell office:value-type="string">
            <text:p>2.2uf</text:p>
          </table:table-cell>
          <table:table-cell office:value-type="float" office:value="402">
            <text:p>402</text:p>
          </table:table-cell>
          <table:table-cell office:value-type="float" office:value="22">
            <text:p>22</text:p>
          </table:table-cell>
          <table:table-cell office:value-type="string">
            <text:p><text:a xlink:href="http://search.digikey.com/us/en/products/C1005X5R0J225K/445-6847-1-ND/2619209">445-6847-1-ND</text:a></text:p>
          </table:table-cell>
          <table:table-cell office:value-type="string">
            <text:p>C37 C36 C35 C38 C42 C45 C44 C43 C46 C50 C53 C52 C51 C54 C58 C61 C60 C59 C62 C66 </text:p>
          </table:table-cell>
        </table:table-row>
        <table:table-row table:style-name="ro1">
          <table:table-cell office:value-type="string">
            <text:p>1uf</text:p>
          </table:table-cell>
          <table:table-cell office:value-type="float" office:value="402">
            <text:p>402</text:p>
          </table:table-cell>
          <table:table-cell office:value-type="float" office:value="21">
            <text:p>21</text:p>
          </table:table-cell>
          <table:table-cell office:value-type="string">
            <text:p><text:a xlink:href="http://search.digikey.com/us/en/products/GRM155R61A105KE15D/490-3890-1-ND/965932">490-3890-1-ND</text:a></text:p>
          </table:table-cell>
          <table:table-cell office:value-type="string">
            <text:p>C69 C66 C72 C85 C91 C40 C18 C7 C48 C32 C5 C3 C60 C39 C41 C61 C62 C73 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402">
            <text:p>402</text:p>
          </table:table-cell>
          <table:table-cell office:value-type="float" office:value="20">
            <text:p>20</text:p>
          </table:table-cell>
          <table:table-cell office:value-type="string">
            <text:p><text:a xlink:href="http://search.digikey.com/us/en/products/ERJ-2GEJ131X/P130JCT-ND/146865">P130JCT-ND</text:a></text:p>
          </table:table-cell>
          <table:table-cell office:value-type="string">
            <text:p>R36 R37 R42 R43 R44 R45 R46 R47 R48 R49 R104 R107 R105 R108 R106 R109 R103 R114 R132 R133 </text:p>
          </table:table-cell>
        </table:table-row>
        <table:table-row table:style-name="ro1">
          <table:table-cell office:value-type="string">
            <text:p>50k</text:p>
          </table:table-cell>
          <table:table-cell office:value-type="float" office:value="402">
            <text:p>402</text:p>
          </table:table-cell>
          <table:table-cell office:value-type="float" office:value="15">
            <text:p>15</text:p>
          </table:table-cell>
          <table:table-cell office:value-type="string">
            <text:p><text:a xlink:href="http://search.digikey.com/us/en/products/ERJ-2RKF4992X/P49.9KLCT-ND/194427">P49.9KLCT-ND</text:a></text:p>
          </table:table-cell>
          <table:table-cell office:value-type="string">
            <text:p>R8 R21 R22 R23 R18 R24 R19 R20 R25 R29 R30 R50 R51 R53 R55 </text:p>
          </table:table-cell>
        </table:table-row>
        <table:table-row table:style-name="ro1">
          <table:table-cell office:value-type="string">
            <text:p>22k</text:p>
          </table:table-cell>
          <table:table-cell office:value-type="float" office:value="402">
            <text:p>402</text:p>
          </table:table-cell>
          <table:table-cell office:value-type="float" office:value="14">
            <text:p>14</text:p>
          </table:table-cell>
          <table:table-cell office:value-type="string">
            <text:p><text:a xlink:href="http://search.digikey.com/us/en/products/ERJ-2GEJ223X/P22KJCT-ND/146939">P22KJCT-ND</text:a></text:p>
          </table:table-cell>
          <table:table-cell office:value-type="string">
            <text:p>R30 R21 R17 R26 R29 R23 R81 R82 </text:p>
          </table:table-cell>
        </table:table-row>
        <table:table-row table:style-name="ro1">
          <table:table-cell office:value-type="string">
            <text:p>10k</text:p>
          </table:table-cell>
          <table:table-cell office:value-type="float" office:value="402">
            <text:p>402</text:p>
          </table:table-cell>
          <table:table-cell office:value-type="float" office:value="10">
            <text:p>10</text:p>
          </table:table-cell>
          <table:table-cell office:value-type="string">
            <text:p><text:a xlink:href="http://search.digikey.com/us/en/products/ERJ-2GEJ103X/P10KJCT-ND/146734">P10KJCT-ND</text:a></text:p>
          </table:table-cell>
          <table:table-cell office:value-type="string">
            <text:p>R41 R26 R27 R28 R15 R17 R128 R115 R134 R135 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02">
            <text:p>402</text:p>
          </table:table-cell>
          <table:table-cell office:value-type="float" office:value="9">
            <text:p>9</text:p>
          </table:table-cell>
          <table:table-cell office:value-type="string">
            <text:p><text:a xlink:href="http://search.digikey.com/us/en/products/ERJ-2GEJ330X/P33JCT-ND/146979">P33JCT-ND</text:a></text:p>
          </table:table-cell>
          <table:table-cell office:value-type="string">
            <text:p>R16 R2 R1 R7 R52 R13 R14 R54 R56 </text:p>
          </table:table-cell>
        </table:table-row>
        <table:table-row table:style-name="ro1">
          <table:table-cell office:value-type="string">
            <text:p>0.01uf</text:p>
          </table:table-cell>
          <table:table-cell office:value-type="float" office:value="402">
            <text:p>402</text:p>
          </table:table-cell>
          <table:table-cell office:value-type="float" office:value="6">
            <text:p>6</text:p>
          </table:table-cell>
          <table:table-cell office:value-type="string">
            <text:p><text:a xlink:href="http://search.digikey.com/us/en/products/GRM155R71E103KA01D/490-1312-1-ND/587934">490-1312-1-ND</text:a></text:p>
          </table:table-cell>
          <table:table-cell office:value-type="string">
            <text:p>C35 C30 C27 C25 </text:p>
          </table:table-cell>
        </table:table-row>
        <table:table-row table:style-name="ro1">
          <table:table-cell office:value-type="float" office:value="49.9">
            <text:p>49.9</text:p>
          </table:table-cell>
          <table:table-cell office:value-type="float" office:value="402">
            <text:p>402</text:p>
          </table:table-cell>
          <table:table-cell office:value-type="float" office:value="5">
            <text:p>5</text:p>
          </table:table-cell>
          <table:table-cell office:value-type="string">
            <text:p><text:a xlink:href="http://search.digikey.com/us/en/products/ERJ-2RKF49R9X/P49.9LCT-ND/194426">P49.9LCT-ND</text:a></text:p>
          </table:table-cell>
          <table:table-cell office:value-type="string">
            <text:p>R35 R34 R33 R32 R121 </text:p>
          </table:table-cell>
        </table:table-row>
        <table:table-row table:style-name="ro1">
          <table:table-cell office:value-type="string">
            <text:p>24.9k</text:p>
          </table:table-cell>
          <table:table-cell office:value-type="float" office:value="402">
            <text:p>402</text:p>
          </table:table-cell>
          <table:table-cell office:value-type="float" office:value="5">
            <text:p>5</text:p>
          </table:table-cell>
          <table:table-cell office:value-type="string">
            <text:p><text:a xlink:href="http://search.digikey.com/us/en/products/ERJ-2RKF2492X/P24.9KLCT-ND/194285">P24.9KLCT-ND</text:a></text:p>
          </table:table-cell>
          <table:table-cell office:value-type="string">
            <text:p>R120 R38 R50 R62 R74</text:p>
          </table:table-cell>
        </table:table-row>
        <table:table-row table:style-name="ro1">
          <table:table-cell office:value-type="string">
            <text:p>15k</text:p>
          </table:table-cell>
          <table:table-cell office:value-type="float" office:value="402">
            <text:p>402</text:p>
          </table:table-cell>
          <table:table-cell office:value-type="float" office:value="4">
            <text:p>4</text:p>
          </table:table-cell>
          <table:table-cell office:value-type="string">
            <text:p><text:a xlink:href="http://search.digikey.com/us/en/products/ERJ-2GEJ153X/P15KJCT-ND/146879">P15KJCT-ND</text:a></text:p>
          </table:table-cell>
          <table:table-cell office:value-type="string">
            <text:p>R37 R49 R61 R73 </text:p>
          </table:table-cell>
        </table:table-row>
        <table:table-row table:style-name="ro1">
          <table:table-cell office:value-type="string">
            <text:p>5k</text:p>
          </table:table-cell>
          <table:table-cell office:value-type="float" office:value="402">
            <text:p>402</text:p>
          </table:table-cell>
          <table:table-cell office:value-type="float" office:value="4">
            <text:p>4</text:p>
          </table:table-cell>
          <table:table-cell office:value-type="string">
            <text:p><text:a xlink:href="http://search.digikey.com/us/en/products/ERJ-2RKF4991X/P4.99KLCT-ND/194389">P4.99KLCT-ND</text:a></text:p>
          </table:table-cell>
          <table:table-cell office:value-type="string">
            <text:p>R74 R73 R76 R75 </text:p>
          </table:table-cell>
        </table:table-row>
        <table:table-row table:style-name="ro1">
          <table:table-cell office:value-type="string">
            <text:p>7k</text:p>
          </table:table-cell>
          <table:table-cell office:value-type="float" office:value="402">
            <text:p>402</text:p>
          </table:table-cell>
          <table:table-cell office:value-type="float" office:value="5">
            <text:p>5</text:p>
          </table:table-cell>
          <table:table-cell office:value-type="string">
            <text:p><text:a xlink:href="http://search.digikey.com/us/en/products/ERJ-2RKF6981X/P6.98KLCT-ND/194470">P6.98KLCT-ND</text:a></text:p>
          </table:table-cell>
          <table:table-cell office:value-type="string">
            <text:p>R39 R51 R63 R75 R129</text:p>
          </table:table-cell>
        </table:table-row>
        <table:table-row table:style-name="ro1">
          <table:table-cell office:value-type="string">
            <text:p>7pf</text:p>
          </table:table-cell>
          <table:table-cell office:value-type="float" office:value="402">
            <text:p>402</text:p>
          </table:table-cell>
          <table:table-cell office:value-type="float" office:value="4">
            <text:p>4</text:p>
          </table:table-cell>
          <table:table-cell office:value-type="string">
            <text:p><text:a xlink:href="http://search.digikey.com/us/en/products/GJM1555C1H7R0CB01D/490-3107-1-ND/702373">490-3107-1-ND</text:a></text:p>
          </table:table-cell>
          <table:table-cell office:value-type="string">
            <text:p>C16 C23 C22 C21 </text:p>
          </table:table-cell>
        </table:table-row>
        <table:table-row table:style-name="ro1">
          <table:table-cell office:value-type="string">
            <text:p>0.001uf</text:p>
          </table:table-cell>
          <table:table-cell office:value-type="float" office:value="402">
            <text:p>402</text:p>
          </table:table-cell>
          <table:table-cell office:value-type="float" office:value="5">
            <text:p>5</text:p>
          </table:table-cell>
          <table:table-cell office:value-type="string">
            <text:p><text:a xlink:href="http://search.digikey.com/us/en/products/GRM155R71E103KA01D/490-1312-1-ND/587934">490-1312-1-ND</text:a></text:p>
          </table:table-cell>
          <table:table-cell office:value-type="string">
            <text:p>C26 C24 C23 C68 C67 </text:p>
          </table:table-cell>
        </table:table-row>
        <table:table-row table:style-name="ro1">
          <table:table-cell office:value-type="string">
            <text:p>100pf</text:p>
          </table:table-cell>
          <table:table-cell office:value-type="float" office:value="402">
            <text:p>402</text:p>
          </table:table-cell>
          <table:table-cell office:value-type="float" office:value="3">
            <text:p>3</text:p>
          </table:table-cell>
          <table:table-cell office:value-type="string">
            <text:p><text:a xlink:href="http://search.digikey.com/us/en/products/C1005C0G1E101J/445-6845-1-ND/2619207">445-6845-1-ND</text:a></text:p>
          </table:table-cell>
          <table:table-cell office:value-type="string">
            <text:p>C75 C87 C51 </text:p>
          </table:table-cell>
        </table:table-row>
        <table:table-row table:style-name="ro1">
          <table:table-cell office:value-type="string">
            <text:p>15pf</text:p>
          </table:table-cell>
          <table:table-cell office:value-type="float" office:value="402">
            <text:p>402</text:p>
          </table:table-cell>
          <table:table-cell office:value-type="float" office:value="3">
            <text:p>3</text:p>
          </table:table-cell>
          <table:table-cell office:value-type="string">
            <text:p><text:a xlink:href="http://search.digikey.com/us/en/products/GRM1555C1H150JZ01D/490-1280-1-ND/587885">490-1280-1-ND</text:a></text:p>
          </table:table-cell>
          <table:table-cell office:value-type="string">
            <text:p>C54 C53 C52 </text:p>
          </table:table-cell>
        </table:table-row>
        <table:table-row table:style-name="ro1">
          <table:table-cell office:value-type="string">
            <text:p>ferrite</text:p>
          </table:table-cell>
          <table:table-cell office:value-type="float" office:value="402">
            <text:p>402</text:p>
          </table:table-cell>
          <table:table-cell office:value-type="float" office:value="3">
            <text:p>3</text:p>
          </table:table-cell>
          <table:table-cell office:value-type="string">
            <text:p><text:a xlink:href="http://search.digikey.com/us/en/products/BLM15AG601SN1D/490-1006-1-ND/584454">490-1006-1-ND</text:a></text:p>
          </table:table-cell>
          <table:table-cell office:value-type="string">
            <text:p>L3 L4 L6</text:p>
          </table:table-cell>
        </table:table-row>
        <table:table-row table:style-name="ro1">
          <table:table-cell table:number-columns-repeated="2" office:value-type="float" office:value="402">
            <text:p>402</text:p>
          </table:table-cell>
          <table:table-cell office:value-type="float" office:value="2">
            <text:p>2</text:p>
          </table:table-cell>
          <table:table-cell office:value-type="string">
            <text:p><text:a xlink:href="http://search.digikey.com/us/en/products/ERJ-2RKF4020X/P402LCT-ND/194392">P402LCT-ND</text:a></text:p>
          </table:table-cell>
          <table:table-cell office:value-type="string">
            <text:p>R126 R122 </text:p>
          </table:table-cell>
        </table:table-row>
        <table:table-row table:style-name="ro1">
          <table:table-cell office:value-type="string">
            <text:p>33pf</text:p>
          </table:table-cell>
          <table:table-cell office:value-type="float" office:value="402">
            <text:p>402</text:p>
          </table:table-cell>
          <table:table-cell office:value-type="float" office:value="2">
            <text:p>2</text:p>
          </table:table-cell>
          <table:table-cell office:value-type="string">
            <text:p><text:a xlink:href="http://search.digikey.com/us/en/products/GRM1555C1H330JZ01D/490-3220-1-ND/702761">490-3220-1-ND</text:a></text:p>
          </table:table-cell>
          <table:table-cell office:value-type="string">
            <text:p>C17 C11</text:p>
          </table:table-cell>
        </table:table-row>
        <table:table-row table:style-name="ro1">
          <table:table-cell office:value-type="string">
            <text:p>4.7pF</text:p>
          </table:table-cell>
          <table:table-cell office:value-type="float" office:value="402">
            <text:p>402</text:p>
          </table:table-cell>
          <table:table-cell office:value-type="float" office:value="2">
            <text:p>2</text:p>
          </table:table-cell>
          <table:table-cell office:value-type="string">
            <text:p><text:a xlink:href="http://search.digikey.com/us/en/products/GJM1555C1H4R7CB01D/490-3100-1-ND/702366">490-3100-1-ND</text:a></text:p>
          </table:table-cell>
          <table:table-cell office:value-type="string">
            <text:p>C17 C28 </text:p>
          </table:table-cell>
        </table:table-row>
        <table:table-row table:style-name="ro1">
          <table:table-cell office:value-type="string">
            <text:p>47pf</text:p>
          </table:table-cell>
          <table:table-cell office:value-type="float" office:value="402">
            <text:p>402</text:p>
          </table:table-cell>
          <table:table-cell office:value-type="float" office:value="2">
            <text:p>2</text:p>
          </table:table-cell>
          <table:table-cell office:value-type="string">
            <text:p><text:a xlink:href="http://search.digikey.com/us/en/products/GRM1555C1H470JZ01D/490-1287-1-ND/587893">490-1287-1-ND</text:a></text:p>
          </table:table-cell>
          <table:table-cell office:value-type="string">
            <text:p>C74 C77 </text:p>
          </table:table-cell>
        </table:table-row>
        <table:table-row table:style-name="ro1">
          <table:table-cell office:value-type="string">
            <text:p>80k</text:p>
          </table:table-cell>
          <table:table-cell office:value-type="float" office:value="402">
            <text:p>402</text:p>
          </table:table-cell>
          <table:table-cell office:value-type="float" office:value="2">
            <text:p>2</text:p>
          </table:table-cell>
          <table:table-cell office:value-type="string">
            <text:p><text:a xlink:href="http://search.digikey.com/us/en/products/ERJ-2RKF8062X/P80.6KLCT-ND/194532">P80.6KLCT-ND</text:a></text:p>
          </table:table-cell>
          <table:table-cell office:value-type="string">
            <text:p>R117 R118 </text:p>
          </table:table-cell>
        </table:table-row>
        <table:table-row table:style-name="ro1">
          <table:table-cell office:value-type="string">
            <text:p>90k</text:p>
          </table:table-cell>
          <table:table-cell office:value-type="float" office:value="402">
            <text:p>402</text:p>
          </table:table-cell>
          <table:table-cell office:value-type="float" office:value="2">
            <text:p>2</text:p>
          </table:table-cell>
          <table:table-cell office:value-type="string">
            <text:p><text:a xlink:href="http://search.digikey.com/us/en/products/ERJ-2RKF9092X/P90.9KLCT-ND/194556">P90.9KLCT-ND</text:a></text:p>
          </table:table-cell>
          <table:table-cell office:value-type="string">
            <text:p>R5 R6 </text:p>
          </table:table-cell>
        </table:table-row>
        <table:table-row table:style-name="ro1">
          <table:table-cell office:value-type="string">
            <text:p>1.27k</text:p>
          </table:table-cell>
          <table:table-cell office:value-type="float" office:value="402">
            <text:p>402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ERJ-2RKF1271X/P1.27KLCT-ND/194098">P1.27KLCT-ND</text:a></text:p>
          </table:table-cell>
          <table:table-cell office:value-type="string">
            <text:p>R119 </text:p>
          </table:table-cell>
        </table:table-row>
        <table:table-row table:style-name="ro1">
          <table:table-cell office:value-type="string">
            <text:p>1.5pF</text:p>
          </table:table-cell>
          <table:table-cell office:value-type="float" office:value="402">
            <text:p>402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04025U1R5BAT2A/478-5992-1-ND/2208917">478-5992-1-ND</text:a></text:p>
          </table:table-cell>
          <table:table-cell office:value-type="string">
            <text:p>C29 </text:p>
          </table:table-cell>
        </table:table-row>
        <table:table-row table:style-name="ro1">
          <table:table-cell office:value-type="string">
            <text:p>12.1k</text:p>
          </table:table-cell>
          <table:table-cell office:value-type="float" office:value="402">
            <text:p>402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ERJ-2RKF1212X/P12.1KLCT-ND/79807">P12.1KLCT-ND</text:a></text:p>
          </table:table-cell>
          <table:table-cell office:value-type="string">
            <text:p>R31 </text:p>
          </table:table-cell>
        </table:table-row>
        <table:table-row table:style-name="ro1">
          <table:table-cell office:value-type="string">
            <text:p>13.3k</text:p>
          </table:table-cell>
          <table:table-cell office:value-type="float" office:value="402">
            <text:p>402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ERJ-2RKF1332X/P13.3KLCT-ND/194165">P13.3KLCT-ND</text:a></text:p>
          </table:table-cell>
          <table:table-cell office:value-type="string">
            <text:p>R131 </text:p>
          </table:table-cell>
        </table:table-row>
        <table:table-row table:style-name="ro1">
          <table:table-cell office:value-type="string">
            <text:p>165k</text:p>
          </table:table-cell>
          <table:table-cell office:value-type="float" office:value="402">
            <text:p>402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ERJ-2RKF1653X/P165KLCT-ND/194205">P165KLCT-ND</text:a></text:p>
          </table:table-cell>
          <table:table-cell office:value-type="string">
            <text:p>R15 </text:p>
          </table:table-cell>
        </table:table-row>
        <table:table-row table:style-name="ro1">
          <table:table-cell office:value-type="string">
            <text:p>180k</text:p>
          </table:table-cell>
          <table:table-cell office:value-type="float" office:value="402">
            <text:p>402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ERJ-2GEJ184X/P180KJCT-ND/146891">P180KJCT-ND</text:a></text:p>
          </table:table-cell>
          <table:table-cell office:value-type="string">
            <text:p>R3 </text:p>
          </table:table-cell>
        </table:table-row>
        <table:table-row table:style-name="ro1">
          <table:table-cell office:value-type="string">
            <text:p>1pF</text:p>
          </table:table-cell>
          <table:table-cell office:value-type="float" office:value="402">
            <text:p>402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GJM1555C1H1R0CB01D/490-3083-1-ND/702349">490-3083-1-ND</text:a></text:p>
          </table:table-cell>
          <table:table-cell office:value-type="string">
            <text:p>C31 </text:p>
          </table:table-cell>
        </table:table-row>
        <table:table-row table:style-name="ro1">
          <table:table-cell office:value-type="string">
            <text:p>2.2nF</text:p>
          </table:table-cell>
          <table:table-cell office:value-type="float" office:value="402">
            <text:p>402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GRM155R71H222KA01D/490-1305-1-ND/587945">490-1305-1-ND</text:a></text:p>
          </table:table-cell>
          <table:table-cell office:value-type="string">
            <text:p>C32 </text:p>
          </table:table-cell>
        </table:table-row>
        <table:table-row table:style-name="ro1">
          <table:table-cell office:value-type="string">
            <text:p>2.7nH</text:p>
          </table:table-cell>
          <table:table-cell office:value-type="float" office:value="402">
            <text:p>402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ELJ-QF2N7DF/PCD1851CT-ND/674200">PCD1851CT-ND</text:a></text:p>
          </table:table-cell>
          <table:table-cell office:value-type="string">
            <text:p>L5 </text:p>
          </table:table-cell>
        </table:table-row>
        <table:table-row table:style-name="ro1">
          <table:table-cell office:value-type="string">
            <text:p>200k</text:p>
          </table:table-cell>
          <table:table-cell office:value-type="float" office:value="402">
            <text:p>402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ERJ-2GEJ204X/P200KJCT-ND/146927">P200KJCT-ND</text:a></text:p>
          </table:table-cell>
          <table:table-cell office:value-type="string">
            <text:p>R13 </text:p>
          </table:table-cell>
        </table:table-row>
        <table:table-row table:style-name="ro1">
          <table:table-cell office:value-type="string">
            <text:p>270k</text:p>
          </table:table-cell>
          <table:table-cell office:value-type="float" office:value="402">
            <text:p>402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ERJ-2GEJ274X/P270KJCT-ND/146951">P270KJCT-ND</text:a></text:p>
          </table:table-cell>
          <table:table-cell office:value-type="string">
            <text:p>R16 </text:p>
          </table:table-cell>
        </table:table-row>
        <table:table-row table:style-name="ro1">
          <table:table-cell office:value-type="string">
            <text:p>2k</text:p>
          </table:table-cell>
          <table:table-cell office:value-type="float" office:value="402">
            <text:p>402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ERJ-2GEJ202X/P2.0KJCT-ND/146957">P2.0KJCT-ND</text:a></text:p>
          </table:table-cell>
          <table:table-cell office:value-type="string">
            <text:p>R124 </text:p>
          </table:table-cell>
        </table:table-row>
        <table:table-row table:style-name="ro1">
          <table:table-cell office:value-type="string">
            <text:p>3.9nH</text:p>
          </table:table-cell>
          <table:table-cell office:value-type="float" office:value="402">
            <text:p>402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744765039A/732-1711-1-ND/1994291">732-1711-1-ND</text:a></text:p>
          </table:table-cell>
          <table:table-cell office:value-type="string">
            <text:p>L4 </text:p>
          </table:table-cell>
        </table:table-row>
        <table:table-row table:style-name="ro1">
          <table:table-cell office:value-type="string">
            <text:p>41.2k</text:p>
          </table:table-cell>
          <table:table-cell office:value-type="float" office:value="402">
            <text:p>402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ERJ-2RKF4122X/P41.2KLCT-ND/194395">P41.2KLCT-ND</text:a></text:p>
          </table:table-cell>
          <table:table-cell office:value-type="string">
            <text:p>R130 </text:p>
          </table:table-cell>
        </table:table-row>
        <table:table-row table:style-name="ro1">
          <table:table-cell office:value-type="string">
            <text:p>47nf</text:p>
          </table:table-cell>
          <table:table-cell office:value-type="float" office:value="402">
            <text:p>402</text:p>
          </table:table-cell>
          <table:table-cell office:value-type="float" office:value="2">
            <text:p>2</text:p>
          </table:table-cell>
          <table:table-cell office:value-type="string">
            <text:p><text:a xlink:href="http://search.digikey.com/us/en/products/GRM155F51E473ZA01D/490-3270-1-ND/702811">490-3270-1-ND</text:a></text:p>
          </table:table-cell>
          <table:table-cell office:value-type="string">
            <text:p>C82 C25</text:p>
          </table:table-cell>
        </table:table-row>
        <table:table-row table:style-name="ro1">
          <table:table-cell office:value-type="string">
            <text:p>59k</text:p>
          </table:table-cell>
          <table:table-cell office:value-type="float" office:value="402">
            <text:p>402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ERJ-2RKF5902X/P59.0KLCT-ND/194461">P59.0KLCT-ND</text:a></text:p>
          </table:table-cell>
          <table:table-cell office:value-type="string">
            <text:p>R116 </text:p>
          </table:table-cell>
        </table:table-row>
        <table:table-row table:style-name="ro1">
          <table:table-cell office:value-type="string">
            <text:p>6.8nf</text:p>
          </table:table-cell>
          <table:table-cell office:value-type="float" office:value="402">
            <text:p>402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C1005X7R1H682K/445-4922-1-ND/2093536">445-4922-1-ND</text:a></text:p>
          </table:table-cell>
          <table:table-cell office:value-type="string">
            <text:p>C88 </text:p>
          </table:table-cell>
        </table:table-row>
        <table:table-row table:style-name="ro1">
          <table:table-cell office:value-type="string">
            <text:p>725k</text:p>
          </table:table-cell>
          <table:table-cell office:value-type="float" office:value="402">
            <text:p>402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ERJ-2RKF7323X/P732KLCT-ND/194512">P732KLCT-ND</text:a></text:p>
          </table:table-cell>
          <table:table-cell office:value-type="string">
            <text:p>R14 </text:p>
          </table:table-cell>
        </table:table-row>
        <table:table-row table:style-name="ro1">
          <table:table-cell office:value-type="string">
            <text:p>7pf</text:p>
          </table:table-cell>
          <table:table-cell office:value-type="float" office:value="402">
            <text:p>402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GJM1555C1H7R0CB01D/490-3107-1-ND/702373">490-3107-1-ND</text:a></text:p>
          </table:table-cell>
          <table:table-cell office:value-type="string">
            <text:p>C14 </text:p>
          </table:table-cell>
        </table:table-row>
        <table:table-row table:style-name="ro1">
          <table:table-cell office:value-type="string">
            <text:p>8.2nH</text:p>
          </table:table-cell>
          <table:table-cell office:value-type="float" office:value="402">
            <text:p>402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744765082A/732-1719-1-ND/1994299">732-1719-1-ND</text:a></text:p>
          </table:table-cell>
          <table:table-cell office:value-type="string">
            <text:p>L3 </text:p>
          </table:table-cell>
        </table:table-row>
        <table:table-row table:style-name="ro1">
          <table:table-cell office:value-type="string">
            <text:p>810k</text:p>
          </table:table-cell>
          <table:table-cell office:value-type="float" office:value="402">
            <text:p>402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ERJ-2RKF8063X/P806KLCT-ND/194534">P806KLCT-ND</text:a></text:p>
          </table:table-cell>
          <table:table-cell office:value-type="string">
            <text:p>R4 </text:p>
          </table:table-cell>
        </table:table-row>
        <table:table-row table:style-name="ro1">
          <table:table-cell office:value-type="string">
            <text:p>10uf</text:p>
          </table:table-cell>
          <table:table-cell office:value-type="float" office:value="603">
            <text:p>603</text:p>
          </table:table-cell>
          <table:table-cell office:value-type="float" office:value="14">
            <text:p>14</text:p>
          </table:table-cell>
          <table:table-cell office:value-type="string">
            <text:p><text:a xlink:href="http://search.digikey.com/us/en/products/LMK107BJ106MALTD/587-2562-1-ND/2269355">587-2562-1-ND</text:a></text:p>
          </table:table-cell>
          <table:table-cell office:value-type="string">
            <text:p>C65 C19 C20 C4 C43 C29 C45 C44 </text:p>
          </table:table-cell>
        </table:table-row>
        <table:table-row table:style-name="ro1">
          <table:table-cell office:value-type="float" office:value="49.9">
            <text:p>49.9</text:p>
          </table:table-cell>
          <table:table-cell office:value-type="float" office:value="603">
            <text:p>603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CRCW060349R9FKEAHP/541-49.9SCT-ND/2222759">541-49.9SCT-ND</text:a></text:p>
          </table:table-cell>
          <table:table-cell office:value-type="string">
            <text:p>R127 </text:p>
          </table:table-cell>
        </table:table-row>
        <table:table-row table:style-name="ro1">
          <table:table-cell office:value-type="string">
            <text:p>50k</text:p>
          </table:table-cell>
          <table:table-cell office:value-type="float" office:value="603">
            <text:p>603</text:p>
          </table:table-cell>
          <table:table-cell office:value-type="float" office:value="1">
            <text:p>1</text:p>
          </table:table-cell>
          <table:table-cell office:value-type="string">
            <text:p>PNM0603-50KBCT-ND</text:p>
          </table:table-cell>
          <table:table-cell office:value-type="string">
            <text:p>R123 </text:p>
          </table:table-cell>
        </table:table-row>
        <table:table-row table:style-name="ro1">
          <table:table-cell office:value-type="string">
            <text:p>475-2558</text:p>
          </table:table-cell>
          <table:table-cell office:value-type="string">
            <text:p>D0603</text:p>
          </table:table-cell>
          <table:table-cell office:value-type="float" office:value="17">
            <text:p>17</text:p>
          </table:table-cell>
          <table:table-cell office:value-type="string">
            <text:p><text:a xlink:href="http://search.digikey.com/us/en/products/LY%20Q976-P1S2-36/475-2558-1-ND/1802685">475-2558-1-ND</text:a></text:p>
          </table:table-cell>
          <table:table-cell office:value-type="string">
            <text:p>D36 D34 D32 D30 D28 D26 D24 D22 D35 D33 D31 D29 D27 D25 D23 D1 </text:p>
          </table:table-cell>
        </table:table-row>
        <table:table-row table:style-name="ro1">
          <table:table-cell office:value-type="string">
            <text:p>MAX6711Z</text:p>
          </table:table-cell>
          <table:table-cell office:value-type="string">
            <text:p>SC-70-4</text:p>
          </table:table-cell>
          <table:table-cell office:value-type="float" office:value="2">
            <text:p>2</text:p>
          </table:table-cell>
          <table:table-cell office:value-type="string">
            <text:p><text:a xlink:href="http://search.digikey.com/us/en/products/MAX6711ZEXS%2BT/MAX6711ZEXS%2BTCT-ND/1173297">MAX6711ZEXS+TCT-ND</text:a></text:p>
          </table:table-cell>
          <table:table-cell table:style-name="ce2"/>
        </table:table-row>
        <table:table-row table:style-name="ro1">
          <table:table-cell office:value-type="string">
            <text:p>MIC5365-2.7</text:p>
          </table:table-cell>
          <table:table-cell office:value-type="string">
            <text:p>SC-70-5</text:p>
          </table:table-cell>
          <table:table-cell office:value-type="float" office:value="4">
            <text:p>4</text:p>
          </table:table-cell>
          <table:table-cell office:value-type="string">
            <text:p><text:a xlink:href="http://search.digikey.com/us/en/products/MIC5365-2.7YC5%20TR/576-3319-1-ND/1974137">576-3319-1-ND</text:a></text:p>
          </table:table-cell>
          <table:table-cell office:value-type="string">
            <text:p>U15 U22 U29 U36 </text:p>
          </table:table-cell>
        </table:table-row>
        <table:table-row table:style-name="ro1">
          <table:table-cell office:value-type="string">
            <text:p>TC1016-3.0</text:p>
          </table:table-cell>
          <table:table-cell office:value-type="string">
            <text:p>SC-70-5</text:p>
          </table:table-cell>
          <table:table-cell office:value-type="float" office:value="4">
            <text:p>4</text:p>
          </table:table-cell>
          <table:table-cell office:value-type="string">
            <text:p><text:a xlink:href="http://search.digikey.com/us/en/products/TC1016-3.0VLTTR/TC1016-3.0VLTCT-ND/669507">TC1016-3.0VLTCT-ND</text:a></text:p>
          </table:table-cell>
          <table:table-cell office:value-type="string">
            <text:p>U16 U23 U30 U37 </text:p>
          </table:table-cell>
        </table:table-row>
        <table:table-row table:style-name="ro1">
          <table:table-cell office:value-type="string">
            <text:p>MIC5365-2.5</text:p>
          </table:table-cell>
          <table:table-cell office:value-type="string">
            <text:p>SC-70-5</text:p>
          </table:table-cell>
          <table:table-cell office:value-type="float" office:value="2">
            <text:p>2</text:p>
          </table:table-cell>
          <table:table-cell office:value-type="string">
            <text:p><text:a xlink:href="http://search.digikey.com/us/en/products/MIC5365-2.5YC5%20TR/576-3185-1-ND/1868222">576-3185-1-ND</text:a></text:p>
          </table:table-cell>
          <table:table-cell office:value-type="string">
            <text:p>U14 U27</text:p>
          </table:table-cell>
        </table:table-row>
        <table:table-row table:style-name="ro1">
          <table:table-cell office:value-type="string">
            <text:p>BAS16</text:p>
          </table:table-cell>
          <table:table-cell office:value-type="string">
            <text:p>SOT-23</text:p>
          </table:table-cell>
          <table:table-cell office:value-type="float" office:value="2">
            <text:p>2</text:p>
          </table:table-cell>
          <table:table-cell office:value-type="string">
            <text:p><text:a xlink:href="http://search.digikey.com/us/en/products/BAS16,235/568-7979-1-ND/2762669">568-7979-1-ND</text:a></text:p>
          </table:table-cell>
          <table:table-cell office:value-type="string">
            <text:p>D19 D20 </text:p>
          </table:table-cell>
        </table:table-row>
        <table:table-row table:style-name="ro1">
          <table:table-cell office:value-type="string">
            <text:p>TLV431ACD</text:p>
          </table:table-cell>
          <table:table-cell office:value-type="string">
            <text:p>SOT-23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TLV431ACDBZR/296-18912-1-ND/863991">296-18912-1-ND</text:a></text:p>
          </table:table-cell>
          <table:table-cell office:value-type="string">
            <text:p>U41 </text:p>
          </table:table-cell>
        </table:table-row>
        <table:table-row table:style-name="ro1">
          <table:table-cell office:value-type="string">
            <text:p>ADCS7476</text:p>
          </table:table-cell>
          <table:table-cell office:value-type="string">
            <text:p>SOT-23-6</text:p>
          </table:table-cell>
          <table:table-cell office:value-type="float" office:value="4">
            <text:p>4</text:p>
          </table:table-cell>
          <table:table-cell office:value-type="string">
            <text:p><text:a xlink:href="http://search.digikey.com/us/en/products/ADCS7476AIMF%2FNOPB/ADCS7476AIMFCT-ND/568525">ADCS7476AIMFCT-ND</text:a></text:p>
          </table:table-cell>
          <table:table-cell office:value-type="string">
            <text:p>U19 U26 U33 U40 </text:p>
          </table:table-cell>
        </table:table-row>
        <table:table-row table:style-name="ro1">
          <table:table-cell office:value-type="string">
            <text:p>FDC2512</text:p>
          </table:table-cell>
          <table:table-cell office:value-type="string">
            <text:p>SOT-23-6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FDC2512/FDC2512CT-ND/2094414">FDC2512CT-ND</text:a></text:p>
          </table:table-cell>
          <table:table-cell office:value-type="string">
            <text:p>U38 </text:p>
          </table:table-cell>
        </table:table-row>
        <table:table-row table:style-name="ro1">
          <table:table-cell office:value-type="string">
            <text:p>USBLC6</text:p>
          </table:table-cell>
          <table:table-cell office:value-type="string">
            <text:p>SOT-23-6</text:p>
          </table:table-cell>
          <table:table-cell office:value-type="float" office:value="1">
            <text:p>1</text:p>
          </table:table-cell>
          <table:table-cell office:value-type="string">
            <text:p>497-5235-6-ND</text:p>
          </table:table-cell>
          <table:table-cell office:value-type="string">
            <text:p>U11 </text:p>
          </table:table-cell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>
            <text:p>** Hand-place SMD **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>
            <text:p>0.01uf</text:p>
          </table:table-cell>
          <table:table-cell office:value-type="float" office:value="805">
            <text:p>805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08052C103KAZ2A/478-6356-1-ND/2512192">478-6356-1-ND</text:a></text:p>
          </table:table-cell>
          <table:table-cell office:value-type="string">
            <text:p>C83 </text:p>
          </table:table-cell>
        </table:table-row>
        <table:table-row table:style-name="ro1">
          <table:table-cell office:value-type="string">
            <text:p>47uf</text:p>
          </table:table-cell>
          <table:table-cell office:value-type="float" office:value="1206">
            <text:p>1206</text:p>
          </table:table-cell>
          <table:table-cell office:value-type="float" office:value="2">
            <text:p>2</text:p>
          </table:table-cell>
          <table:table-cell office:value-type="string">
            <text:p><text:a xlink:href="http://search.digikey.com/us/en/products/C3216X5R1C476M/445-6003-1-ND/2444044">445-6003-1-ND</text:a></text:p>
          </table:table-cell>
          <table:table-cell office:value-type="string">
            <text:p>C90 C89 </text:p>
          </table:table-cell>
        </table:table-row>
        <table:table-row table:style-name="ro1">
          <table:table-cell office:value-type="float" office:value="0.56">
            <text:p>0.56</text:p>
          </table:table-cell>
          <table:table-cell office:value-type="float" office:value="1206">
            <text:p>1206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RL1632R-R560-F/RL16R.56FCT-ND/714532">RL16R.56FCT-ND</text:a></text:p>
          </table:table-cell>
          <table:table-cell office:value-type="string">
            <text:p>R125 </text:p>
          </table:table-cell>
        </table:table-row>
        <table:table-row table:style-name="ro1">
          <table:table-cell office:value-type="string">
            <text:p>4.7uf</text:p>
          </table:table-cell>
          <table:table-cell office:value-type="float" office:value="1210">
            <text:p>1210</text:p>
          </table:table-cell>
          <table:table-cell office:value-type="float" office:value="5">
            <text:p>5</text:p>
          </table:table-cell>
          <table:table-cell office:value-type="string">
            <text:p><text:a xlink:href="http://search.digikey.com/us/en/products/C3225X7S2A475K/445-6042-1-ND/2444083">445-6042-1-ND</text:a></text:p>
          </table:table-cell>
          <table:table-cell office:value-type="string">
            <text:p>C80 C86 C84 C78 C93 </text:p>
          </table:table-cell>
        </table:table-row>
        <table:table-row table:style-name="ro1">
          <table:table-cell office:value-type="string">
            <text:p>2.2uh</text:p>
          </table:table-cell>
          <table:table-cell office:value-type="float" office:value="1210">
            <text:p>1210</text:p>
          </table:table-cell>
          <table:table-cell office:value-type="float" office:value="4">
            <text:p>4</text:p>
          </table:table-cell>
          <table:table-cell office:value-type="string">
            <text:p><text:a xlink:href="http://search.digikey.com/us/en/products/BRL3225T2R2M/587-2165-6-ND/2002956">587-2165-6-ND</text:a></text:p>
          </table:table-cell>
          <table:table-cell office:value-type="string">
            <text:p>L1 L2 </text:p>
          </table:table-cell>
        </table:table-row>
        <table:table-row table:style-name="ro1">
          <table:table-cell office:value-type="string">
            <text:p>4.7uh</text:p>
          </table:table-cell>
          <table:table-cell office:value-type="float" office:value="1210">
            <text:p>1210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CBC3225T4R7MR/587-1624-1-ND/1008239">587-1624-1-ND</text:a></text:p>
          </table:table-cell>
          <table:table-cell office:value-type="string">
            <text:p>L5 </text:p>
          </table:table-cell>
        </table:table-row>
        <table:table-row table:style-name="ro1">
          <table:table-cell office:value-type="string">
            <text:p>150uf</text:p>
          </table:table-cell>
          <table:table-cell office:value-type="float" office:value="2917">
            <text:p>2917</text:p>
          </table:table-cell>
          <table:table-cell office:value-type="float" office:value="3">
            <text:p>3</text:p>
          </table:table-cell>
          <table:table-cell office:value-type="string">
            <text:p><text:a xlink:href="http://search.digikey.com/us/en/products/B45196H2157M409/495-2225-1-ND/770391">495-2225-1-ND</text:a></text:p>
          </table:table-cell>
          <table:table-cell office:value-type="string">
            <text:p>C70 C71 C1 </text:p>
          </table:table-cell>
        </table:table-row>
        <table:table-row table:style-name="ro1">
          <table:table-cell office:value-type="string">
            <text:p>ABM10XTAL-16</text:p>
          </table:table-cell>
          <table:table-cell office:value-type="string">
            <text:p>ABM10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ABM10-16.000MHZ-D30-T3/535-10923-1-ND/2624174">535-10923-1-ND</text:a></text:p>
          </table:table-cell>
          <table:table-cell office:value-type="string">
            <text:p>U5 </text:p>
          </table:table-cell>
        </table:table-row>
        <table:table-row table:style-name="ro1">
          <table:table-cell office:value-type="string">
            <text:p>ABM10XTAL-24</text:p>
          </table:table-cell>
          <table:table-cell office:value-type="string">
            <text:p>ABM10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ABM10-24.000MHZ-8-7-A15-T/535-9622-1-ND/1237089">535-9622-1-ND</text:a></text:p>
          </table:table-cell>
          <table:table-cell office:value-type="string">
            <text:p>U12 </text:p>
          </table:table-cell>
        </table:table-row>
        <table:table-row table:style-name="ro1">
          <table:table-cell office:value-type="string">
            <text:p>ABM10XTAL-25</text:p>
          </table:table-cell>
          <table:table-cell office:value-type="string">
            <text:p>ABM10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ABM10-25.000MHZ-E20-T/535-9095-1-ND/675612">535-9095-1-ND</text:a></text:p>
          </table:table-cell>
          <table:table-cell office:value-type="string">
            <text:p>U9 </text:p>
          </table:table-cell>
        </table:table-row>
        <table:table-row table:style-name="ro1">
          <table:table-cell office:value-type="string">
            <text:p>ANTENNA</text:p>
          </table:table-cell>
          <table:table-cell office:value-type="string">
            <text:p>chip_ant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U12 </text:p>
          </table:table-cell>
        </table:table-row>
        <table:table-row table:style-name="ro1">
          <table:table-cell office:value-type="string">
            <text:p>MBRS540T3</text:p>
          </table:table-cell>
          <table:table-cell office:value-type="string">
            <text:p>DO-214AC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SS16/SS16FSCT-ND/2053174">SS16FSCT-ND</text:a></text:p>
          </table:table-cell>
          <table:table-cell office:value-type="string">
            <text:p>D21 </text:p>
          </table:table-cell>
        </table:table-row>
        <table:table-row table:style-name="ro1">
          <table:table-cell office:value-type="string">
            <text:p>MURA120</text:p>
          </table:table-cell>
          <table:table-cell office:value-type="string">
            <text:p>DO-214AC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MURA120T3G/MURA120T3GOSCT-ND/1139949">MURA120T3GOSCT-ND</text:a></text:p>
          </table:table-cell>
          <table:table-cell office:value-type="string">
            <text:p>D18 </text:p>
          </table:table-cell>
        </table:table-row>
        <table:table-row table:style-name="ro1">
          <table:table-cell office:value-type="string">
            <text:p>SMAJ58A</text:p>
          </table:table-cell>
          <table:table-cell office:value-type="string">
            <text:p>DO-214AC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SMAJ58A/SMAJ58ABCT-ND/2253531">SMAJ58ABCT-ND</text:a></text:p>
          </table:table-cell>
          <table:table-cell office:value-type="string">
            <text:p>D17 </text:p>
          </table:table-cell>
        </table:table-row>
        <table:table-row table:style-name="ro1">
          <table:table-cell office:value-type="string">
            <text:p>BF532-160</text:p>
          </table:table-cell>
          <table:table-cell office:value-type="string">
            <text:p>MBGA-160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ADSP-BF532SBBCZ400/ADSP-BF532SBBCZ400-ND/936535">ADSP-BF532SBBCZ400-ND</text:a></text:p>
          </table:table-cell>
          <table:table-cell office:value-type="string">
            <text:p>U6 </text:p>
          </table:table-cell>
        </table:table-row>
        <table:table-row table:style-name="ro1">
          <table:table-cell office:value-type="string">
            <text:p>BF527</text:p>
          </table:table-cell>
          <table:table-cell office:value-type="string">
            <text:p>MBGA-208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ADSP-BF527KBCZ-6A/ADSP-BF527KBCZ-6A-ND/2077092">ADSP-BF527KBCZ-6A-ND</text:a></text:p>
          </table:table-cell>
          <table:table-cell office:value-type="string">
            <text:p>U13 </text:p>
          </table:table-cell>
        </table:table-row>
        <table:table-row table:style-name="ro1">
          <table:table-cell office:value-type="string">
            <text:p>AD5663</text:p>
          </table:table-cell>
          <table:table-cell office:value-type="string">
            <text:p>MSOP-10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AD5663ARMZ/AD5663ARMZ-ND/1120031">AD5663ARMZ-ND</text:a></text:p>
          </table:table-cell>
          <table:table-cell office:value-type="string">
            <text:p>U28 </text:p>
          </table:table-cell>
        </table:table-row>
        <table:table-row table:style-name="ro1">
          <table:table-cell office:value-type="string">
            <text:p>OMNETICS_36</text:p>
          </table:table-cell>
          <table:table-cell office:value-type="string">
            <text:p>omnetics_36_dual</text:p>
          </table:table-cell>
          <table:table-cell office:value-type="float" office:value="4">
            <text:p>4</text:p>
          </table:table-cell>
          <table:table-cell table:style-name="Default"/>
          <table:table-cell office:value-type="string">
            <text:p>U14 U21 U28 U35 </text:p>
          </table:table-cell>
        </table:table-row>
        <table:table-row table:style-name="ro1">
          <table:table-cell office:value-type="string">
            <text:p>9X100</text:p>
          </table:table-cell>
          <table:table-cell office:value-type="string">
            <text:p>omnetics_9</text:p>
          </table:table-cell>
          <table:table-cell office:value-type="float" office:value="12">
            <text:p>12</text:p>
          </table:table-cell>
          <table:table-cell table:style-name="Default"/>
          <table:table-cell office:value-type="string">
            <text:p>U18 U20 U25 U27 U32 U34 U39 U41 U3 </text:p>
          </table:table-cell>
        </table:table-row>
        <table:table-row table:style-name="ro1">
          <table:table-cell office:value-type="string">
            <text:p>TPS62410</text:p>
          </table:table-cell>
          <table:table-cell office:value-type="string">
            <text:p>QFN-10</text:p>
          </table:table-cell>
          <table:table-cell office:value-type="float" office:value="2">
            <text:p>2</text:p>
          </table:table-cell>
          <table:table-cell office:value-type="string">
            <text:p><text:a xlink:href="http://search.digikey.com/us/en/products/TPS62410DRCR/296-25488-1-ND/2193060">296-25488-1-ND</text:a></text:p>
          </table:table-cell>
          <table:table-cell office:value-type="string">
            <text:p>U4 </text:p>
          </table:table-cell>
        </table:table-row>
        <table:table-row table:style-name="ro1">
          <table:table-cell office:value-type="string">
            <text:p>NRF24L01</text:p>
          </table:table-cell>
          <table:table-cell office:value-type="string">
            <text:p>QFN-20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U8 </text:p>
          </table:table-cell>
        </table:table-row>
        <table:table-row table:style-name="ro1">
          <table:table-cell office:value-type="string">
            <text:p>LAN8710A</text:p>
          </table:table-cell>
          <table:table-cell office:value-type="string">
            <text:p>QFN-32</text:p>
          </table:table-cell>
          <table:table-cell office:value-type="float" office:value="1">
            <text:p>1</text:p>
          </table:table-cell>
          <table:table-cell office:value-type="string">
            <text:p>638-1083-ND</text:p>
          </table:table-cell>
          <table:table-cell office:value-type="string">
            <text:p>U17 </text:p>
          </table:table-cell>
        </table:table-row>
        <table:table-row table:style-name="ro1">
          <table:table-cell office:value-type="string">
            <text:p>RHA2132</text:p>
          </table:table-cell>
          <table:table-cell office:value-type="string">
            <text:p>QFN-56</text:p>
          </table:table-cell>
          <table:table-cell office:value-type="float" office:value="4">
            <text:p>4</text:p>
          </table:table-cell>
          <table:table-cell table:style-name="Default"/>
          <table:table-cell office:value-type="string">
            <text:p>U42 U43 U44 U45 </text:p>
          </table:table-cell>
        </table:table-row>
        <table:table-row table:style-name="ro1">
          <table:table-cell office:value-type="string">
            <text:p>LM4808</text:p>
          </table:table-cell>
          <table:table-cell office:value-type="string">
            <text:p>SOIC-8</text:p>
          </table:table-cell>
          <table:table-cell office:value-type="float" office:value="1">
            <text:p>1</text:p>
          </table:table-cell>
          <table:table-cell office:value-type="string">
            <text:p>LM4808M-ND</text:p>
          </table:table-cell>
          <table:table-cell office:value-type="string">
            <text:p>U29 </text:p>
          </table:table-cell>
        </table:table-row>
        <table:table-row table:style-name="ro1">
          <table:table-cell office:value-type="string">
            <text:p>SST25VF040B</text:p>
          </table:table-cell>
          <table:table-cell office:value-type="string">
            <text:p>SOIC-8</text:p>
          </table:table-cell>
          <table:table-cell office:value-type="float" office:value="2">
            <text:p>2</text:p>
          </table:table-cell>
          <table:table-cell office:value-type="string">
            <text:p><text:a xlink:href="http://search.digikey.com/us/en/products/SST25VF040B-80-4I-SAE/SST25VF040B-80-4I-SAE-ND/2299395">SST25VF040B-80-4I-SAE-ND</text:a></text:p>
          </table:table-cell>
          <table:table-cell office:value-type="string">
            <text:p>U15 </text:p>
          </table:table-cell>
        </table:table-row>
        <table:table-row table:style-name="ro1">
          <table:table-cell office:value-type="string">
            <text:p>TPS23753</text:p>
          </table:table-cell>
          <table:table-cell office:value-type="string">
            <text:p>TSSOP-14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TPS23753PW/296-23547-5-ND/1880904">296-23547-5-ND</text:a></text:p>
          </table:table-cell>
          <table:table-cell office:value-type="string">
            <text:p>U37 </text:p>
          </table:table-cell>
        </table:table-row>
        <table:table-row table:style-name="ro1">
          <table:table-cell office:value-type="string">
            <text:p>ADM3202</text:p>
          </table:table-cell>
          <table:table-cell office:value-type="string">
            <text:p>TSSOP-16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ADM3202ARUZ/ADM3202ARUZ-ND/820172">ADM3202ARUZ-ND</text:a></text:p>
          </table:table-cell>
          <table:table-cell office:value-type="string">
            <text:p>U3 </text:p>
          </table:table-cell>
        </table:table-row>
        <table:table-row table:style-name="ro1">
          <table:table-cell office:value-type="string">
            <text:p>74LCX541</text:p>
          </table:table-cell>
          <table:table-cell office:value-type="string">
            <text:p>TSSOP-20</text:p>
          </table:table-cell>
          <table:table-cell office:value-type="float" office:value="4">
            <text:p>4</text:p>
          </table:table-cell>
          <table:table-cell office:value-type="string">
            <text:p><text:a xlink:href="http://search.digikey.com/us/en/products/74LCX541MTCX/74LCX541MTCXCT-ND/965512">74LCX541MTCXCT-ND</text:a></text:p>
          </table:table-cell>
          <table:table-cell office:value-type="string">
            <text:p>U18 U23 U22 U33 </text:p>
          </table:table-cell>
        </table:table-row>
        <table:table-row table:style-name="ro1">
          <table:table-cell office:value-type="string">
            <text:p>MT48LC16M16A2</text:p>
          </table:table-cell>
          <table:table-cell office:value-type="string">
            <text:p>VFBGA-54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MT48LC16M16A2BG-7E:D%20TR/557-1220-1-ND/1531201">557-1220-1-ND</text:a></text:p>
          </table:table-cell>
          <table:table-cell office:value-type="string">
            <text:p>U7 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>
            <text:p>** Through-hole **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 office:value-type="string">
            <text:p>POE13W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POE13W3X5.0-R/513-1105-1-ND/754612">513-1105-1-ND</text:a></text:p>
          </table:table-cell>
          <table:table-cell office:value-type="string">
            <text:p>U40 </text:p>
          </table:table-cell>
        </table:table-row>
        <table:table-row table:style-name="ro1">
          <table:table-cell table:number-columns-repeated="2" office:value-type="string">
            <text:p>POE-JACK</text:p>
          </table:table-cell>
          <table:table-cell office:value-type="float" office:value="1">
            <text:p>1</text:p>
          </table:table-cell>
          <table:table-cell office:value-type="string">
            <text:p>A99645-ND</text:p>
          </table:table-cell>
          <table:table-cell office:value-type="string">
            <text:p>U36 </text:p>
          </table:table-cell>
        </table:table-row>
        <table:table-row table:style-name="ro1">
          <table:table-cell office:value-type="string">
            <text:p>NRF24L01-BREAK</text:p>
          </table:table-cell>
          <table:table-cell office:value-type="string">
            <text:p>8x100mil</text:p>
          </table:table-cell>
          <table:table-cell office:value-type="float" office:value="5">
            <text:p>5</text:p>
          </table:table-cell>
          <table:table-cell office:value-type="string">
            <text:p><text:a xlink:href="http://search.digikey.com/us/en/products/68002-408HLF/609-3406-ND/1487482">609-3406-ND</text:a></text:p>
          </table:table-cell>
          <table:table-cell office:value-type="string">
            <text:p>U24 U25 U26 U21 U35</text:p>
          </table:table-cell>
        </table:table-row>
        <table:table-row table:style-name="ro1">
          <table:table-cell office:value-type="string">
            <text:p>ADSP_JTAG_CON</text:p>
          </table:table-cell>
          <table:table-cell office:value-type="string">
            <text:p>7x2x100</text:p>
          </table:table-cell>
          <table:table-cell office:value-type="float" office:value="2">
            <text:p>2</text:p>
          </table:table-cell>
          <table:table-cell office:value-type="string">
            <text:p><text:a xlink:href="http://search.digikey.com/us/en/products/87215-4/A26576-ND/298249">A26576-ND</text:a></text:p>
          </table:table-cell>
          <table:table-cell office:value-type="string">
            <text:p>U16 U34 </text:p>
          </table:table-cell>
        </table:table-row>
        <table:table-row table:style-name="ro1">
          <table:table-cell office:value-type="string">
            <text:p>63uf</text:p>
          </table:table-cell>
          <table:table-cell office:value-type="string">
            <text:p>2x200mil</text:p>
          </table:table-cell>
          <table:table-cell office:value-type="float" office:value="1">
            <text:p>1</text:p>
          </table:table-cell>
          <table:table-cell office:value-type="string">
            <text:p>493-1665-ND</text:p>
          </table:table-cell>
          <table:table-cell office:value-type="string">
            <text:p>C92 </text:p>
          </table:table-cell>
        </table:table-row>
        <table:table-row table:style-name="ro1">
          <table:table-cell office:value-type="string">
            <text:p>EN_VCC</text:p>
          </table:table-cell>
          <table:table-cell office:value-type="string">
            <text:p>2x100mil</text:p>
          </table:table-cell>
          <table:table-cell office:value-type="float" office:value="4">
            <text:p>4</text:p>
          </table:table-cell>
          <table:table-cell office:value-type="string">
            <text:p><text:a xlink:href="http://search.digikey.com/us/en/products/87224-2/A26543-ND/298247">A26543-ND</text:a></text:p>
          </table:table-cell>
          <table:table-cell office:value-type="string">
            <text:p>U8 </text:p>
          </table:table-cell>
        </table:table-row>
        <table:table-row table:style-name="ro1">
          <table:table-cell office:value-type="string">
            <text:p>FOD817A</text:p>
          </table:table-cell>
          <table:table-cell office:value-type="string">
            <text:p>DIP-4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FOD817A/FOD817A-ND/1049821">FOD817A-ND</text:a></text:p>
          </table:table-cell>
          <table:table-cell office:value-type="string">
            <text:p>U39 </text:p>
          </table:table-cell>
        </table:table-row>
        <table:table-row table:style-name="ro1">
          <table:table-cell office:value-type="string">
            <text:p>RS232_CON</text:p>
          </table:table-cell>
          <table:table-cell office:value-type="string">
            <text:p>DB9</text:p>
          </table:table-cell>
          <table:table-cell office:value-type="float" office:value="1">
            <text:p>1</text:p>
          </table:table-cell>
          <table:table-cell table:style-name="Default" office:value-type="string">
            <text:p>A32115-ND</text:p>
          </table:table-cell>
          <table:table-cell office:value-type="string">
            <text:p>U1 </text:p>
          </table:table-cell>
        </table:table-row>
        <table:table-row table:style-name="ro1">
          <table:table-cell office:value-type="string">
            <text:p>GT12</text:p>
          </table:table-cell>
          <table:table-cell office:value-type="string">
            <text:p>GT12MABE</text:p>
          </table:table-cell>
          <table:table-cell office:value-type="float" office:value="1">
            <text:p>1</text:p>
          </table:table-cell>
          <table:table-cell office:value-type="string">
            <text:p>CKN9048-ND</text:p>
          </table:table-cell>
          <table:table-cell/>
        </table:table-row>
        <table:table-row table:style-name="ro1">
          <table:table-cell table:number-columns-repeated="2" office:value-type="string">
            <text:p>FCI_USB_B</text:p>
          </table:table-cell>
          <table:table-cell office:value-type="float" office:value="1">
            <text:p>1</text:p>
          </table:table-cell>
          <table:table-cell office:value-type="string">
            <text:p>609-1039-ND</text:p>
          </table:table-cell>
          <table:table-cell office:value-type="string">
            <text:p>U6 </text:p>
          </table:table-cell>
        </table:table-row>
        <table:table-row table:style-name="ro1">
          <table:table-cell table:number-columns-repeated="2" office:value-type="string">
            <text:p>NHD-0216KZW</text:p>
          </table:table-cell>
          <table:table-cell office:value-type="float" office:value="1">
            <text:p>1</text:p>
          </table:table-cell>
          <table:table-cell office:value-type="string">
            <text:p><text:a xlink:href="http://search.digikey.com/us/en/products/NHD-0216KZW-AB5/NHD-0216KZW-AB5-ND/2626456">NHD-0216KZW-AB5-ND</text:a></text:p>
          </table:table-cell>
          <table:table-cell table:style-name="ce2"/>
        </table:table-row>
      </table:table>
      <table:database-ranges>
        <table:database-range table:target-range-address="Sheet1.A64:Sheet1.E92" table:contains-header="false">
          <table:sort>
            <table:sort-by table:field-number="1" table:data-type="automatic"/>
            <table:sort-by table:field-number="2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2">10/22/2011</text:date>, <text:time>14:4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date>2011-10-22T14:40:56</dc:date>
    <dc:creator>tlh24 </dc:creator>
    <meta:editing-duration>PT01H49M14S</meta:editing-duration>
    <meta:editing-cycles>1</meta:editing-cycles>
    <meta:document-statistic meta:table-count="1" meta:cell-count="499" meta:object-count="0"/>
  </office:meta>
</office:document-meta>
</file>